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2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Helvetica" fo:font-size="12pt" fo:font-weight="normal" style:font-size-asian="12pt" style:font-weight-asian="normal" style:font-size-complex="12pt"/>
    </style:style>
    <style:style style:name="P2" style:family="paragraph" style:parent-style-name="Standard">
      <style:text-properties fo:color="#000000" style:font-name="Helvetica"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color="#000000" style:font-name="Helvetica2" fo:font-size="12pt" fo:font-weight="normal" style:font-size-asian="12pt" style:font-weight-asian="normal" style:font-size-complex="12pt"/>
    </style:style>
    <style:style style:name="P4" style:family="paragraph" style:parent-style-name="Standard">
      <style:text-properties style:font-name="Helvetica2" fo:font-size="12pt" style:font-size-asian="12pt" style:font-size-complex="12pt"/>
    </style:style>
    <style:style style:name="P5" style:family="paragraph" style:parent-style-name="Standard">
      <style:text-properties style:font-name="Helvetica2" fo:font-size="12pt" officeooo:rsid="001beadb" officeooo:paragraph-rsid="001beadb" style:font-size-asian="12pt" style:font-size-complex="12pt"/>
    </style:style>
    <style:style style:name="P6" style:family="paragraph" style:parent-style-name="Standard">
      <style:text-properties style:font-name="Helvetica2" fo:font-size="12pt" fo:font-weight="normal" officeooo:rsid="001beadb" officeooo:paragraph-rsid="001beadb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Text_20_body">
      <style:text-properties style:font-name="Helvetica2" fo:font-size="12pt" officeooo:rsid="001beadb" officeooo:paragraph-rsid="001beadb" style:font-size-asian="12pt" style:font-size-complex="12pt"/>
    </style:style>
    <style:style style:name="P9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font-name="Helvetica"/>
    </style:style>
    <style:style style:name="T3" style:family="text">
      <style:text-properties fo:color="#000000" style:font-name="Helvetica" fo:font-size="10pt" fo:font-weight="normal" style:font-size-asian="10pt" style:font-weight-asian="normal"/>
    </style:style>
    <style:style style:name="T4" style:family="text">
      <style:text-properties fo:color="#000000" style:font-name="Helvetica" fo:font-size="10pt" fo:font-weight="bold" style:font-size-asian="10pt" style:font-weight-asian="bold"/>
    </style:style>
    <style:style style:name="T5" style:family="text">
      <style:text-properties fo:color="#000000" style:font-name="Helvetica" fo:font-size="12pt" fo:font-weight="bold" style:font-size-asian="12pt" style:font-weight-asian="bold"/>
    </style:style>
    <style:style style:name="T6" style:family="text">
      <style:text-properties fo:color="#000000" style:font-name="Helvetica" fo:font-size="12pt" fo:font-weight="normal" style:font-size-asian="12pt" style:font-weight-asian="normal"/>
    </style:style>
    <style:style style:name="T7" style:family="text">
      <style:text-properties fo:color="#000000" style:font-name="Helvetica" fo:font-weight="bold" style:font-weight-asian="bold"/>
    </style:style>
    <style:style style:name="T8" style:family="text">
      <style:text-properties fo:color="#000000" style:font-name="Helvetica" fo:font-weight="normal" style:font-weight-asian="normal"/>
    </style:style>
    <style:style style:name="T9" style:family="text">
      <style:text-properties fo:color="#000000" fo:font-size="12pt" fo:font-weight="bold" style:font-size-asian="12pt" style:font-weight-asian="bold"/>
    </style:style>
    <style:style style:name="T10" style:family="text">
      <style:text-properties fo:color="#000000" fo:font-size="12pt" fo:font-weight="normal" style:font-size-asian="12pt" style:font-weight-asian="normal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000000" fo:font-weight="normal" style:font-weight-asian="normal"/>
    </style:style>
    <style:style style:name="T13" style:family="text">
      <style:text-properties fo:color="#000000" fo:font-weight="normal" officeooo:rsid="001d87d6" style:font-weight-asian="normal"/>
    </style:style>
    <style:style style:name="T14" style:family="text">
      <style:text-properties officeooo:rsid="001d87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mp it up! <text:span text:style-name="T14">Quick guide</text:span></text:h>
      <text:p text:style-name="P8"/>
      <text:h text:style-name="P9" text:outline-level="2"><text:span text:style-name="T7"><text:s/>1. Text &amp; Solid Code Base</text:span></text:h>
      <text:p text:style-name="P5"><text:span text:style-name="T7"/></text:p>
      <text:p text:style-name="P6"><text:span text:style-name="T2">Electronic text-based content is accessible by nature. It can be rendered visually, auditorily and tactilely. <text:s/></text:span></text:p>
      <text:p text:style-name="P2"/>
      <text:p text:style-name="P7"><text:span text:style-name="T8">Use HTML’s built-in </text:span><text:span text:style-name="T7">semantic structure </text:span><text:span text:style-name="T8">[1] - headings, lists, quotes - to code meaning directly into your content. </text:span></text:p>
      <text:p text:style-name="P1"/>
      <text:p text:style-name="P7"><text:span text:style-name="T8">Keep the </text:span><text:span text:style-name="T7">reading level</text:span><text:span text:style-name="T8"> as simple as possible.</text:span></text:p>
      <text:p text:style-name="P1"/>
      <text:p text:style-name="P7"><text:span text:style-name="T8">Define the </text:span><text:span text:style-name="T7">natural language</text:span><text:span text:style-name="T8"> &amp; mark language changes.</text:span></text:p>
      <text:p text:style-name="P1"/>
      <text:p text:style-name="P7"><text:span text:style-name="T8">Ensure there is a </text:span><text:span text:style-name="T7">doctype, charset &amp; </text:span><text:span text:style-name="T8">a unique </text:span><text:span text:style-name="T7">page title</text:span><text:span text:style-name="T8"> in each of your templates for a valid code base.</text:span></text:p>
      <text:p text:style-name="P5"><text:span text:style-name="T11"/></text:p>
      <text:p text:style-name="P5"><text:span text:style-name="T11"/></text:p>
      <text:p text:style-name="P5"><text:span text:style-name="T11"/></text:p>
      <text:h text:style-name="Heading_20_2" text:outline-level="2"><text:span text:style-name="T11">Summary</text:span></text:h>
      <text:p text:style-name="P4"><text:span text:style-name="T12">When web design teams ramp up a website for users of assistive technology and</text:span></text:p>
      <text:p text:style-name="P4"><text:span text:style-name="T12">other edge cases, the payoff happens at many levels. The website will likely be</text:span></text:p>
      <text:p text:style-name="P4"><text:span text:style-name="T12">easier to find, be of a higher quality, be easier to maintain, last longer and work</text:span></text:p>
      <text:p text:style-name="P4"><text:span text:style-name="T12">better for everyone - all of which contribute to a better return on the investment. Just</text:span></text:p>
      <text:p text:style-name="P4"><text:span text:style-name="T12">like accessible ramps at building entrances, the virtual ramp built into websites</text:span></text:p>
      <text:p text:style-name="P4"><text:span text:style-name="T12">benefits more than the intended audience.</text:span></text:p>
      <text:p text:style-name="P3"/>
      <text:h text:style-name="Heading_20_2" text:outline-level="2"><text:span text:style-name="T11">References</text:span></text:h>
      <text:p text:style-name="P4"><text:span text:style-name="T12">[1] (2013) Semantic Structure. WebAIM.org. http://webaim.org/techniques/semanticstructure/</text:span></text:p>
      <text:p text:style-name="P4"><text:span text:style-name="T12">[2] Don’t repeat yourself. Wikipedia.org. http://en.wikipedia.org/wiki/Don%27t_repeat_yourself</text:span></text:p>
      <text:p text:style-name="P4"><text:span text:style-name="T12">[3] WAI-ARIA Overview. W3C.org. http://www.w3.org/WAI/intro/aria.php</text:span></text:p>
      <text:p text:style-name="P4"><text:span text:style-name="T12">[4] Monsebraaten, L. (2010, Sep 19) Blind woman says federal websites discriminate against the visually</text:span></text:p>
      <text:p text:style-name="P4"><text:span text:style-name="T12">impaired. Toronto Star.</text:span></text:p>
      <text:p text:style-name="P4"><text:span text:style-name="T12">http://www.thestar.com/news/gta/2010/09/19/blind_woman_says_federal_websites_discriminate_against_th</text:span></text:p>
      <text:p text:style-name="P4"><text:span text:style-name="T12">e_visually_impaired.html</text:span></text:p>
      <text:p text:style-name="P4"><text:span text:style-name="T12">[5] Brewer, C. Harrower, M. &amp; Pennsylvania State University. Color Brewer 2.0 http://colorbrewer2.org/</text:span></text:p>
      <text:p text:style-name="P4"><text:span text:style-name="T12">[6] Clark, J. (2005) Facts and Opinions About PDF Accessibility. A List Apart. http://alistapart.com/article/pdf_accessibility</text:span></text:p>
      <text:p text:style-name="P3"/>
      <text:h text:style-name="Heading_20_2" text:outline-level="2"><text:span text:style-name="T11">Resources</text:span></text:h>
      <text:p text:style-name="P4"><text:span text:style-name="T12">Clark, J. (2003) Building accessible websites. Indianapolis: New Riders.</text:span></text:p>
      <text:p text:style-name="P4"><text:span text:style-name="T12">Hendren, S. &amp; Glenney, B. (2012) Accessible Icon Project: http://www.accessibleicon.org/</text:span></text:p>
      <text:p text:style-name="P4"><text:span text:style-name="T12">Horton, S. &amp; Quesenbery, W. (2014) A Web For Everyone.</text:span></text:p>
      <text:p text:style-name="P4"><text:span text:style-name="T12">http://rosenfeldmedia.com/books/a-web-for-everyone/</text:span></text:p>
      <text:p text:style-name="P4"><text:soft-page-break/><text:span text:style-name="T12">WCAG 2.0: http://www.w3.org/WAI/WCAG20/glance/Overview.html</text:span></text:p>
      <text:p text:style-name="P4"><text:span text:style-name="T12">WCAG Samurai: http://www.wcagsamurai.org/</text:span></text:p>
      <text:p text:style-name="P4"><text:span text:style-name="T12">WebAIM: http://webaim.org/</text:span></text:p>
      <text:p text:style-name="P4"><text:span text:style-name="T12">WAVE Accessibility Evaluation Tool: http://wave.webaim.org/</text:span></text:p>
      <text:p text:style-name="P3"/>
      <text:p text:style-name="P4"><text:span text:style-name="T11">Acknowledgements</text:span></text:p>
      <text:p text:style-name="P4"><text:span text:style-name="T12">Thanks to Amita Pharshy for her comment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2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00:31:29.603377000</meta:creation-date>
    <meta:generator>LibreOffice/4.1.5.3$MacOSX_x86 LibreOffice_project/1c1366bba2ba2b554cd2ca4d87c06da81c05d24</meta:generator>
    <dc:date>2014-11-18T00:38:23.106776000</dc:date>
    <meta:editing-duration>PT4M40S</meta:editing-duration>
    <meta:editing-cycles>2</meta:editing-cycles>
    <meta:document-statistic meta:table-count="0" meta:image-count="0" meta:object-count="0" meta:page-count="2" meta:paragraph-count="35" meta:word-count="277" meta:character-count="2189" meta:non-whitespace-character-count="1943"/>
  </office:meta>
</office:document-meta>
</file>